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53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 table:number-columns-repeated="2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203.6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268.09</text:p>
          </table:table-cell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4"/>
          <table:table-cell table:style-name="ce36" office:value-type="string" calcext:value-type="string">
            <text:p>435.7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2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2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2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2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2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2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2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2" table:number-columns-repeated="2"/>
          <table:table-cell office:value-type="string" calcext:value-type="string">
            <text:p>13219.8</text:p>
          </table:table-cell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Y52 (Каршеринг Руссия 001Р-06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4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3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14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6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.00.0000</text:date>, <text:time style:data-style-name="N2" text:time-value="23:20:08.75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03T23:29:36.464000000</dc:date>
    <meta:editing-duration>P7DT10H38M22S</meta:editing-duration>
    <meta:editing-cycles>2940</meta:editing-cycles>
    <meta:document-statistic meta:table-count="6" meta:cell-count="16711" meta:object-count="0"/>
  </office:meta>
</office:document-meta>
</file>